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241a1b"/>
    </style:style>
    <style:style style:name="P2" style:family="paragraph" style:parent-style-name="Text_20_body">
      <style:text-properties officeooo:rsid="0024530b" officeooo:paragraph-rsid="0024530b"/>
    </style:style>
    <style:style style:name="P3" style:family="paragraph" style:parent-style-name="Text_20_body">
      <style:text-properties officeooo:rsid="0024a6c4" officeooo:paragraph-rsid="0024a6c4"/>
    </style:style>
    <style:style style:name="P4" style:family="paragraph" style:parent-style-name="Text_20_body">
      <style:text-properties officeooo:rsid="0025ff76" officeooo:paragraph-rsid="0025ff76"/>
    </style:style>
    <style:style style:name="P5" style:family="paragraph" style:parent-style-name="Text_20_body">
      <style:text-properties officeooo:rsid="0028af34" officeooo:paragraph-rsid="0028af34"/>
    </style:style>
    <style:style style:name="P6" style:family="paragraph" style:parent-style-name="Text_20_body">
      <style:text-properties officeooo:rsid="002bb13f" officeooo:paragraph-rsid="002bb13f"/>
    </style:style>
    <style:style style:name="P7" style:family="paragraph" style:parent-style-name="Text_20_body">
      <style:text-properties officeooo:rsid="002daf07" officeooo:paragraph-rsid="002daf07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officeooo:rsid="002708df"/>
    </style:style>
    <style:style style:name="T3" style:family="text">
      <style:text-properties fo:color="#000000" loext:opacity="100%" fo:font-style="italic" officeooo:rsid="002708df" style:font-style-asian="italic" style:font-style-complex="italic"/>
    </style:style>
    <style:style style:name="T4" style:family="text">
      <style:text-properties fo:color="#000000" loext:opacity="100%" officeooo:rsid="002daf07"/>
    </style:style>
    <style:style style:name="T5" style:family="text">
      <style:text-properties fo:color="#000000" loext:opacity="100%" officeooo:rsid="002fa2af"/>
    </style:style>
    <style:style style:name="T6" style:family="text">
      <style:text-properties fo:color="#000000" loext:opacity="100%" officeooo:rsid="00307a10"/>
    </style:style>
    <style:style style:name="T7" style:family="text">
      <style:text-properties officeooo:rsid="002daf07"/>
    </style:style>
    <style:style style:name="T8" style:family="text">
      <style:text-properties style:text-position="super 58%"/>
    </style:style>
    <style:style style:name="T9" style:family="text">
      <style:text-properties officeooo:rsid="002fa2af"/>
    </style:style>
    <style:style style:name="T10" style:family="text">
      <style:text-properties officeooo:rsid="00307a10"/>
    </style:style>
    <style:style style:name="T11" style:family="text">
      <style:text-properties officeooo:rsid="0030a60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1.- Escriu un programa que diga quina és l'última xifra d'un nombre enter introduït per teclat.</text:p>
      <text:p text:style-name="P1"><text:span text:style-name="T7">2</text:span>.- Programa que llija dos <text:span text:style-name="T9">nombres</text:span> per teclat i mostre el resultat de la divisió del primer <text:span text:style-name="T9">nombre</text:span> pel segon. <text:span text:style-name="T9">Cal</text:span> comprovar que el divisor no pot ser zero.</text:p>
      <text:p text:style-name="P1"><text:span text:style-name="T7">3.- </text:span><text:span text:style-name="T1">Programa Java que llija un nombre enter per teclat i calcule si és parell o imparell.</text:span></text:p>
      <text:p text:style-name="P2"><text:span text:style-name="T4">4</text:span><text:span text:style-name="T1">.- </text:span><text:span text:style-name="T2">Programa en Java que pregunte a l'usuari “En qu</text:span><text:span text:style-name="T5">in</text:span><text:span text:style-name="T2"> any va entrar en circulació l'euro?”. Si l'usuari respon </text:span><text:span text:style-name="T3">2002</text:span><text:span text:style-name="T2"> es mostrarà per pantalla el missatge “CORRECTE”. Si l'usuari introdueix un any anterior a 2002 es mostrarà per pantalla “No, va </text:span><text:span text:style-name="T6">ser</text:span><text:span text:style-name="T2"> després”, <text:s/>i en cas que introduïsca un any posterior mostrarà “No, va </text:span><text:span text:style-name="T6">ser</text:span><text:span text:style-name="T2"> abans”.</text:span></text:p>
      <text:p text:style-name="P1"><text:span text:style-name="T7">5.- </text:span>Programa <text:span text:style-name="T10">en J</text:span>ava que llija un caràcter per teclat i comprove si és un dígit numèric (xifra entre 0 i 9).</text:p>
      <text:p text:style-name="P3"><text:span text:style-name="T7">6</text:span>.- Demana<text:span text:style-name="T11">r</text:span> una nota de 0 a 10 i mostrar-la de la forma: Insuficient, Suficient, Bé…</text:p>
      <text:p text:style-name="P5"><text:span text:style-name="T7">7</text:span>.- Programa “Endevina el número”. Demanarà a l'usuari que introduïsca un nombre enter entre 1 i 100. Si el valor introduït per l'usuari no està en <text:span text:style-name="T11">eixe</text:span> rang, haurà de mostrar un missatge d'error. El número a endevinar és el 26, si l'usuari l'encerta s'haurà de mostrar per pantalla “<text:span text:style-name="T11">HAS GUANYAT</text:span>” mentre que si no l'encerta es mostrarà per pantalla “<text:span text:style-name="T11">Ho</text:span> sent, no era <text:span text:style-name="T11">eixe</text:span> el número que vaig pensar”.</text:p>
      <text:p text:style-name="P6"><text:span text:style-name="T7">8</text:span>.- Programa que demane per teclat un dia de la setmana i que diga quina assignatura toca a primera hora <text:span text:style-name="T11">eixe</text:span> dia.</text:p>
      <text:p text:style-name="P7">9.- Realitza un programa que resolga una equació de segon grau (del tipus ax<text:span text:style-name="T8">2</text:span> +bx+c = 0).</text:p>
      <text:p text:style-name="P4"><text:span text:style-name="T7">10</text:span>.- Demanar el dia, mes i any d'una data i indicar si la data és correcta. Amb mesos de 28, 30 i 31 dies. Sense anys <text:span text:style-name="T11">bixestos</text:span>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s" fo:country="E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ocumentMap" style:family="paragraph" style:default-outline-level="">
      <style:paragraph-properties fo:margin-top="0.092cm" fo:margin-bottom="0cm" style:contextual-spacing="false" fo:text-align="justify" style:justify-single-word="false" fo:orphans="0" fo:widows="0" style:vertical-align="auto">
        <style:tab-stops>
          <style:tab-stop style:position="0.829cm"/>
        </style:tab-stops>
      </style:paragraph-properties>
      <style:text-properties style:font-name="Calibri" fo:font-family="Calibri" style:font-family-generic="roman" style:font-pitch="variable" fo:font-size="12pt" fo:language="es" fo:country="ES" style:font-name-asian="Calibri1" style:font-family-asian="Calibri" style:font-family-generic-asian="system" style:font-pitch-asian="variable" style:font-size-asian="12pt" style:rfc-language-tag-asian="es-ES-u-co-trad" style:language-asian="es" style:country-asian="ES" style:font-name-complex="Calibri1" style:font-family-complex="Calibri" style:font-family-generic-complex="system" style:font-pitch-complex="variable" style:font-size-complex="12pt" style:language-complex="ar" style:country-complex="S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0.635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09-14T10:42:38.229931904</meta:creation-date>
    <dc:date>2021-08-23T16:58:46.135209961</dc:date>
    <meta:editing-duration>PT1H24M35S</meta:editing-duration>
    <meta:editing-cycles>25</meta:editing-cycles>
    <meta:generator>LibreOffice/7.1.5.2$MacOSX_X86_64 LibreOffice_project/85f04e9f809797b8199d13c421bd8a2b025d52b5</meta:generator>
    <meta:document-statistic meta:table-count="0" meta:image-count="0" meta:object-count="0" meta:page-count="1" meta:paragraph-count="10" meta:word-count="292" meta:character-count="1588" meta:non-whitespace-character-count="1305"/>
  </office:meta>
</office:document-meta>
</file>